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6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7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443</text:span></text:p>
            <text:p text:style-name="P1"><text:span text:style-name="T2">“</text:span><text:span text:style-name="T2">Hosanna, Loud Hosanna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1. </text:span><text:span text:style-name="T4">Hosanna, loud hosanna,</text:span><text:span text:style-name="T4"><text:line-break/></text:span><text:span text:style-name="T4">The little children sang;</text:span><text:span text:style-name="T4"><text:line-break/></text:span><text:span text:style-name="T4">Through pillared court and temple</text:span><text:span text:style-name="T4"><text:line-break/></text:span><text:span text:style-name="T4">The lovely anthem ra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4cm" svg:height="7.011cm" svg:x="1.27cm" svg:y="0.762cm">
          <draw:text-box>
            <text:p text:style-name="P1"><text:span text:style-name="T4">To Jesus, who had blessed them,</text:span><text:span text:style-name="T4"><text:line-break/></text:span><text:span text:style-name="T4">Close folded to His breast,</text:span><text:span text:style-name="T4"><text:line-break/></text:span><text:span text:style-name="T4">The children sang their praises,</text:span><text:span text:style-name="T4"><text:line-break/></text:span><text:span text:style-name="T4">The simplest and the b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3">2.</text:span><text:span text:style-name="T3"><text:tab/></text:span><text:span text:style-name="T4">From Olivet they followed</text:span><text:span text:style-name="T4"><text:line-break/></text:span><text:span text:style-name="T4">Mid an exultant crowd,</text:span><text:span text:style-name="T4"><text:line-break/></text:span><text:span text:style-name="T4">The victor palm branch waving</text:span><text:span text:style-name="T4"><text:line-break/></text:span><text:span text:style-name="T4">And chanting clear and lou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4">The Lord of earth and heaven</text:span><text:span text:style-name="T4"><text:line-break/></text:span><text:span text:style-name="T4">Rode on in lowly state</text:span><text:span text:style-name="T4"><text:line-break/></text:span><text:span text:style-name="T4">Nor scorned that little children</text:span><text:span text:style-name="T4"><text:line-break/></text:span><text:span text:style-name="T4">Should on His bidding wa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3">3. </text:span><text:span text:style-name="T4">“Hosanna in the highest!”</text:span><text:span text:style-name="T4"><text:line-break/></text:span><text:span text:style-name="T4">That ancient song we sing;</text:span><text:span text:style-name="T4"><text:line-break/></text:span><text:span text:style-name="T4">For Christ is our Redeemer,</text:span><text:span text:style-name="T4"><text:line-break/></text:span><text:span text:style-name="T4">The Lord of heav’n our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8" draw:layer="layout" svg:width="25.4cm" svg:height="12.36cm" svg:x="1.27cm" svg:y="0.508cm">
          <draw:text-box>
            <text:p text:style-name="P1"><text:span text:style-name="T4">Oh, may we ever praise Him</text:span><text:span text:style-name="T4"><text:line-break/></text:span><text:span text:style-name="T4">With heart and life and voice</text:span><text:span text:style-name="T4"><text:line-break/></text:span><text:span text:style-name="T4">And in His blissful presence</text:span><text:span text:style-name="T4"><text:line-break/></text:span><text:span text:style-name="T4">Eternally rejoice!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7"><text:s text:c="12"/></text:span><text:span text:style-name="T7">Public domain</text:span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0:45:02.606000000</meta:creation-date>
    <dc:title>Hymn template</dc:title>
    <meta:editing-duration>PT30M44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09T23:09:51.751000000</dc:date>
    <meta:document-statistic meta:object-count="127"/>
    <meta:template xlink:type="simple" xlink:actuate="onRequest" xlink:title="Hymn template" xlink:href="../../AppData/Roaming/LibreOffice/4/user/template/Worship%20Templsates/Hymn%20template.otp" meta:date="2015-03-28T10:44:55.150000000"/>
  </office:meta>
</office:document-meta>
</file>